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1.supertypes( Collection &lt; ? &gt; c , List &lt; ? &gt; l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nullArgument(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InvokingFactoryBeanTests.test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stClass1.supertypes( Collection &lt; ? &gt; c ,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FactoryBeanTests.testParameter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estClass1.static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metho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FactoryBeanTests.testArgumen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estClass1.supertypes2( Collection &lt; ? &gt; c , List &lt; ? &gt; l , String s ,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FactoryBeanTests.testInvokeWithNull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InvokingFactoryBeanTests.test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estClass1.intArgument( in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InvokingFactoryBeanTests.testInvokeWithIn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estClass1.intArguments( int [ ]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lass1.supertypes2( Collection &lt; ? &gt; c , List &lt; ? &gt; l , String s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supertypes2( Collection &lt; ? &gt; c , List &lt; ? &gt; l ,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1.voidRetv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InvokingFactoryBeanTests.testInvokeWithInt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